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86965" officeooo:paragraph-rsid="0008696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86965" officeooo:paragraph-rsid="0008696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90823" officeooo:paragraph-rsid="00090823" style:font-size-asian="12.25pt" style:font-size-complex="14pt"/>
    </style:style>
    <style:style style:name="T1" style:family="text">
      <style:text-properties officeooo:rsid="00090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up Repository Git</text:p>
      <text:p text:style-name="P1"/>
      <text:p text:style-name="P2"/>
      <text:p text:style-name="P2">1. Se placer dans le répertoire à pousser dans vos fichiers en utilisant la commande « cd ».</text:p>
      <text:p text:style-name="P2"/>
      <text:p text:style-name="P2">2. Faire la commande « ls -a » dans votre répertoire pour vérifier si .git et .gitignore sont présent.</text:p>
      <text:p text:style-name="P2"/>
      <text:p text:style-name="P2">Si oui :</text:p>
      <text:p text:style-name="P2"><text:tab/>3. Faites la commande « rm -rf  .git », puis « rm -rf .gitignore ».</text:p>
      <text:p text:style-name="P2"/>
      <text:p text:style-name="P2">4. Faire la commande « .git init » pour initialiser le repository Git.</text:p>
      <text:p text:style-name="P2"/>
      <text:p text:style-name="P2">5. Connectez-vous à votre compte Git grâce aux commandes « git config --global user.email «  » <text:span text:style-name="T1">»</text:span>remplir l’espace vide avec votre email relié au compte Git, puis la commande « git config --global user.name «  » »remplir avec votre nom Git.</text:p>
      <text:p text:style-name="P2"/>
      <text:p text:style-name="P3">6. Faire la commande « git add -A » pour ajouter tout les fichiers présent dans le répertoire, pour les préparés au commit.</text:p>
      <text:p text:style-name="P2"/>
      <text:p text:style-name="P2"><text:span text:style-name="T1">7</text:span>. Vous pouvez maintenant faire votre premier « git commit -m «  » » <text:span text:style-name="T1">remplir l’espace vide avec le nom voulu pour votre commit.</text:span></text:p>
      <text:p text:style-name="P2"/>
      <text:p text:style-name="P3">8. Faire la commande « git branch -M main » qui permet de renommer la branche qui est généralement nommé « master » en « main 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0:14.674304271</meta:creation-date>
    <dc:date>2025-03-12T09:21:31.901504659</dc:date>
    <meta:editing-duration>PT6M23S</meta:editing-duration>
    <meta:editing-cycles>1</meta:editing-cycles>
    <meta:document-statistic meta:table-count="0" meta:image-count="0" meta:object-count="0" meta:page-count="1" meta:paragraph-count="10" meta:word-count="189" meta:character-count="977" meta:non-whitespace-character-count="795"/>
    <meta:generator>LibreOffice/24.2.7.2$Linux_X86_64 LibreOffice_project/420$Build-2</meta:generator>
  </office:meta>
</office:document-meta>
</file>